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.1cm" fo:margin-right="0cm" fo:text-align="center" fo:text-indent="-0.1cm"/>
    </style:style>
    <style:style style:name="P2" style:family="paragraph">
      <style:paragraph-properties fo:margin-left="0.1cm" fo:margin-right="0cm" fo:text-indent="-0.1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3.4cm" svg:x="5.6cm" svg:y="4.2cm">
          <text:p text:style-name="P1">List form list of name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cm" svg:height="1.5cm" svg:x="6.9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2.9cm" svg:x2="9.4cm" svg:y2="4.4cm">
          <text:p/>
        </draw:line>
        <draw:line draw:style-name="gr2" draw:text-style-name="P1" draw:layer="layout" svg:x1="6.5cm" svg:y1="7.7cm" svg:x2="6.5cm" svg:y2="11.1cm">
          <text:p/>
        </draw:line>
        <draw:line draw:style-name="gr2" draw:text-style-name="P1" draw:layer="layout" svg:x1="6.5cm" svg:y1="7.7cm" svg:x2="6.5cm" svg:y2="11.1cm">
          <text:p/>
        </draw:line>
        <draw:line draw:style-name="gr2" draw:text-style-name="P1" draw:layer="layout" svg:x1="13.4cm" svg:y1="7.7cm" svg:x2="13.4cm" svg:y2="11.1cm">
          <text:p/>
        </draw:line>
        <draw:custom-shape draw:style-name="gr1" draw:text-style-name="P1" xml:id="id1" draw:id="id1" draw:layer="layout" svg:width="3.9cm" svg:height="4.6cm" svg:x="4.5cm" svg:y="11.2cm">
          <text:p text:style-name="P1">Is name </text:p>
          <text:p text:style-name="P1">Sele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9cm" svg:height="4.6cm" svg:x="11.401cm" svg:y="11.201cm">
          <text:p text:style-name="P1">List form</text:p>
          <text:p text:style-name="P1">Clos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draw:line-skew="-0.839cm" svg:x1="4.5cm" svg:y1="13.5cm" svg:x2="3.528cm" svg:y2="7.221cm" draw:start-shape="id1" draw:start-glue-point="5" svg:d="M4500 13500c-2362 0-1876-6279-972-6279" svg:viewBox="0 0 1719 6280">
          <text:p/>
        </draw:connector>
        <draw:frame draw:style-name="gr3" draw:text-style-name="P2" draw:layer="layout" svg:width="1.655cm" svg:height="0.962cm" svg:x="2cm" svg:y="10cm">
          <draw:text-box>
            <text:p text:style-name="P2">NO</text:p>
          </draw:text-box>
        </draw:frame>
        <draw:line draw:style-name="gr2" draw:text-style-name="P1" draw:layer="layout" svg:x1="6.5cm" svg:y1="16cm" svg:x2="6.5cm" svg:y2="18.3cm">
          <text:p/>
        </draw:line>
        <draw:line draw:style-name="gr2" draw:text-style-name="P1" draw:layer="layout" svg:x1="13.4cm" svg:y1="16cm" svg:x2="13.4cm" svg:y2="18.3cm">
          <text:p/>
        </draw:line>
        <draw:custom-shape draw:style-name="gr1" draw:text-style-name="P1" draw:layer="layout" svg:width="4.3cm" svg:height="1.6cm" svg:x="11.3cm" svg:y="18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7cm" svg:y1="14.8cm" svg:x2="8cm" svg:y2="14.9cm">
          <text:p/>
        </draw:line>
        <draw:frame draw:style-name="gr3" draw:text-style-name="P2" draw:layer="layout" svg:width="1.655cm" svg:height="0.962cm" svg:x="9.5cm" svg:y="14.8cm">
          <draw:text-box>
            <text:p text:style-name="P2">NO</text:p>
          </draw:text-box>
        </draw:frame>
        <draw:frame draw:style-name="gr3" draw:text-style-name="P2" draw:layer="layout" svg:width="1.972cm" svg:height="0.962cm" svg:x="13.5cm" svg:y="16.9cm">
          <draw:text-box>
            <text:p text:style-name="P2">YES</text:p>
          </draw:text-box>
        </draw:frame>
        <draw:custom-shape draw:style-name="gr1" draw:text-style-name="P1" draw:layer="layout" svg:width="8.5cm" svg:height="1.4cm" svg:x="1.9cm" svg:y="18.2cm">
          <text:p text:style-name="P1">Establish Connec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.5cm" svg:y1="19.6cm" svg:x2="6.5cm" svg:y2="21.8cm">
          <text:p/>
        </draw:line>
        <draw:custom-shape draw:style-name="gr1" draw:text-style-name="P1" draw:layer="layout" svg:width="8.2cm" svg:height="1.5cm" svg:x="2.4cm" svg:y="21.7cm">
          <text:p text:style-name="P1">Chat Form 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cm" svg:y1="23.3cm" svg:x2="6.6cm" svg:y2="24.9cm">
          <text:p/>
        </draw:line>
        <draw:custom-shape draw:style-name="gr1" draw:text-style-name="P1" draw:layer="layout" svg:width="1.8cm" svg:height="2.5cm" svg:x="5.6cm" svg:y="24.6cm">
          <text:p text:style-name="P1">Clos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6cm" svg:y1="27.2cm" svg:x2="6.6cm" svg:y2="29cm">
          <text:p/>
        </draw:line>
        <draw:frame draw:style-name="gr3" draw:text-style-name="P2" xml:id="id2" draw:id="id2" draw:layer="layout" svg:width="1.972cm" svg:height="0.962cm" svg:x="6.3cm" svg:y="27.7cm">
          <draw:text-box>
            <text:p text:style-name="P2">YES</text:p>
          </draw:text-box>
        </draw:frame>
        <draw:connector draw:style-name="gr2" draw:text-style-name="P1" draw:layer="layout" draw:type="curve" draw:line-skew="-2.63cm" svg:x1="6.3cm" svg:y1="28.181cm" svg:x2="1.709cm" svg:y2="23.096cm" draw:start-shape="id2" draw:start-glue-point="3" svg:d="M6300 28181c-7762 0-5467-5085-4591-5085" svg:viewBox="0 0 5597 5086">
          <text:p/>
        </draw:connector>
        <draw:frame draw:style-name="gr3" draw:text-style-name="P2" draw:layer="layout" svg:width="1.655cm" svg:height="0.962cm" svg:x="0.7cm" svg:y="25.7cm">
          <draw:text-box>
            <text:p text:style-name="P2"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9:01:51.669018948</meta:creation-date>
    <dc:date>2016-04-21T19:17:33.683447995</dc:date>
    <meta:editing-duration>P0D</meta:editing-duration>
    <meta:editing-cycles>2</meta:editing-cycles>
    <meta:generator>LibreOffice/4.2.8.2$Linux_x86 LibreOffice_project/420m0$Build-2</meta:generator>
    <meta:document-statistic meta:object-count="25"/>
  </office:meta>
</office:document-meta>
</file>